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937" officeooo:paragraph-rsid="0001b937"/>
    </style:style>
    <style:style style:name="P2" style:family="paragraph" style:parent-style-name="Standard">
      <style:text-properties fo:font-size="18pt" officeooo:rsid="0001b937" officeooo:paragraph-rsid="0001b937" style:font-size-asian="18pt" style:font-size-complex="18pt"/>
    </style:style>
    <style:style style:name="P3" style:family="paragraph" style:parent-style-name="Standard">
      <style:text-properties fo:font-size="22pt" officeooo:rsid="0001b937" officeooo:paragraph-rsid="0001b937" style:font-size-asian="22pt" style:font-size-complex="22pt"/>
    </style:style>
    <style:style style:name="P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size="18pt" fo:language="uk" fo:country="UA" officeooo:rsid="00047336" officeooo:paragraph-rsid="00047336" style:font-size-asian="18pt" style:font-size-complex="18pt"/>
    </style:style>
    <style:style style:name="P5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size="22pt" fo:language="en" fo:country="US" officeooo:rsid="00047336" officeooo:paragraph-rsid="00047336" style:font-size-asian="22pt" style:font-size-complex="22pt"/>
    </style:style>
    <style:style style:name="P6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size="24pt" fo:language="en" fo:country="US" style:font-size-asian="24pt" style:font-size-complex="24pt"/>
    </style:style>
    <style:style style:name="P7" style:family="paragraph" style:parent-style-name="Standard">
      <style:paragraph-properties fo:margin-top="0cm" fo:margin-bottom="0.499cm" loext:contextual-spacing="false" fo:text-align="start" style:justify-single-word="false" style:writing-mode="lr-tb"/>
      <style:text-properties fo:font-size="18pt" fo:language="en" fo:country="US" officeooo:paragraph-rsid="00047336" style:font-size-asian="15.75pt" style:font-size-complex="18pt"/>
    </style:style>
    <style:style style:name="P8" style:family="paragraph" style:parent-style-name="Standard">
      <style:paragraph-properties fo:margin-top="0cm" fo:margin-bottom="0.499cm" loext:contextual-spacing="false" fo:text-align="start" style:justify-single-word="false" style:writing-mode="lr-tb"/>
      <style:text-properties fo:font-size="24pt" fo:language="en" fo:country="US" officeooo:paragraph-rsid="00047336" style:font-size-asian="24pt" style:font-size-complex="24pt"/>
    </style:style>
    <style:style style:name="P9" style:family="paragraph" style:parent-style-name="Preformatted_20_Text">
      <style:text-properties fo:font-size="18pt" fo:language="en" fo:country="US" officeooo:rsid="00047336" officeooo:paragraph-rsid="0001b937" style:font-size-asian="18pt" style:font-size-complex="18pt"/>
    </style:style>
    <style:style style:name="P10" style:family="paragraph" style:parent-style-name="Preformatted_20_Text">
      <style:text-properties fo:font-size="20pt" fo:language="en" fo:country="US" officeooo:rsid="0001b937" officeooo:paragraph-rsid="0001b937" style:font-size-asian="20pt" style:font-size-complex="20pt"/>
    </style:style>
    <style:style style:name="T1" style:family="text">
      <style:text-properties officeooo:rsid="00074a8d"/>
    </style:style>
    <style:style style:name="T2" style:family="text">
      <style:text-properties officeooo:rsid="000b4cbd"/>
    </style:style>
    <style:style style:name="T3" style:family="text">
      <style:text-properties officeooo:rsid="000c0b7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: Wtite three pieces of advice to give to someone in one of these situations.</text:p>
      <text:p text:style-name="P3">I chose the first option</text:p>
      <text:p text:style-name="P3"/>
      <text:p text:style-name="P3">1. Question: Youre nervous about a job interview/exam.</text:p>
      <text:p text:style-name="P3"/>
      <text:p text:style-name="P3">Answer: </text:p>
      <text:p text:style-name="P3"/>
      <text:p text:style-name="P3">1. If you are nervous about the interview, </text:p>
      <text:p text:style-name="P3">you need to look on the Internet for the most frequently asked questions about your profession.</text:p>
      <text:p text:style-name="P3"/>
      <text:p text:style-name="P3">2. If you are nervous about exams, </text:p>
      <text:p text:style-name="P10"><text:bookmark text:name="tw-target-text3"/>study the questions and take a self-test</text:p>
      <text:p text:style-name="P3"/>
      <text:p text:style-name="P3"/>
      <text:p text:style-name="P3">3. Also, if you are nervous about the interview, </text:p>
      <text:p text:style-name="P3">find a person who works in the company where </text:p>
      <text:p text:style-name="P3">you want to get a job and ask him/her about the interview</text:p>
      <text:p text:style-name="P2"/>
      <text:p text:style-name="P9"/>
      <text:p text:style-name="P5"/>
      <text:p text:style-name="P5"/>
      <text:p text:style-name="P5"/>
      <text:p text:style-name="P5"/>
      <text:p text:style-name="P5"><text:bookmark text:name="tw-target-text1"/><text:soft-page-break/>My name is Valentin and I want to work in COAX, <text:span text:style-name="T2">they created web sites, </text:span>now I am taking <text:span text:style-name="T3">lessons</text:span> from COAX and if it is good then I will have a chance to get a job in this company, my salary is not as important as experience, my responsibilities will include writing and maintaining servers, <text:span text:style-name="T2">and this company have many filials in the world</text:span></text:p>
      <text:p text:style-name="P5"/>
      <text:p text:style-name="P5"/>
      <text:p text:style-name="P5"/>
      <text:p text:style-name="P7"/>
      <text:section text:style-name="Sect1" text:name="tw-target">
        <text:section text:style-name="Sect1" text:name="kAz1tf">
          <text:p text:style-name="Standard"/>
          <text:section text:style-name="Sect1" text:name="tw-target-text-container">
            <text:p text:style-name="P6"/>
          </text:section>
        </text:section>
      </text:section>
      <text:p text:style-name="P8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01:16:09.115088561</meta:creation-date>
    <dc:date>2022-02-17T10:52:51.893269347</dc:date>
    <meta:editing-duration>PT20M2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12" meta:word-count="162" meta:character-count="869" meta:non-whitespace-character-count="714"/>
  </office:meta>
</office:document-meta>
</file>